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Time (min)</text:p>
          </table:table-cell>
          <table:table-cell table:style-name="Default" office:value-type="string">
            <text:p>Absorption (OD600)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4">
            <text:p>0.38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1">
            <text:p>0.33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6">
            <text:p>0.26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7">
            <text:p>0.22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6">
            <text:p>0.19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">
            <text:p>0.15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4">
            <text:p>0.12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8">
            <text:p>0.09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1">
            <text:p>0.07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">
            <text:p>0.026</text:p>
          </table:table-cell>
          <table:table-cell table:number-columns-repeated="3"/>
          <table:table-cell>
            <draw:frame table:end-cell-address="Sheet1.P38" table:end-x="0.5425in" table:end-y="0.1677in" draw:z-index="0" draw:style-name="gr1" svg:width="9.2264in" svg:height="4.3949in" svg:x="0.2059in" svg:y="0.1256in">
              <draw:object draw:notify-on-update-of-ranges="Sheet1.A1:Sheet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4">
            <text:p>0.02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9">10/29/2008</text:date>, <text:time>18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29T17:47:41</meta:creation-date>
    <dc:date>2008-10-29T18:04:41</dc:date>
    <dc:language>en-US</dc:language>
    <meta:editing-cycles>2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table-count="3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0.7000007629395pt" style:font-family-asian="'Arial Unicode MS'" style:font-family-generic-asian="system" style:font-pitch-asian="variable" style:font-size-asian="20.7000007629395pt" style:font-family-complex="Tahoma" style:font-family-generic-complex="system" style:font-pitch-complex="variable" style:font-size-complex="20.7000007629395pt"/>
    </style:style>
    <style:style style:name="ch3" style:family="chart">
      <style:chart-properties chart:japanese-candle-stick="false" chart:three-dimensional="false" chart:deep="false" chart:lines="true" chart:interpolation="cubic-spline" chart:symbol-type="none" chart:vertical="false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Arial Unicode MS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.3000001907349pt" style:font-family-asian="'Arial Unicode MS'" style:font-family-generic-asian="system" style:font-pitch-asian="variable" style:font-size-asian="14.3000001907349pt" style:font-family-complex="Tahoma" style:font-family-generic-complex="system" style:font-pitch-complex="variable" style:font-size-complex="14.3000001907349pt"/>
    </style:style>
    <style:style style:name="ch6" style:family="chart" style:data-style-name="N106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Arial Unicode MS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graphic-properties draw:stroke="solid" svg:stroke-width="0cm" svg:stroke-color="#ff6f00" draw:fill-color="#ff6f00"/>
      <style:text-properties fo:font-family="Arial" style:font-family-generic="swiss" style:font-pitch="variable" fo:font-size="9.5pt" style:font-family-asian="'Arial Unicode MS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3.436cm" svg:height="11.164cm" chart:class="chart:line" chart:style-name="ch1">
        <chart:title svg:x="10.148cm" svg:y="0.222cm" chart:style-name="ch2">
          <text:p>Main Title</text:p>
        </chart:title>
        <chart:plot-area chart:style-name="ch3" table:cell-range-address="Sheet1.$A$1:.$B$17" chart:data-source-has-labels="both" chart:table-number-list="0" svg:x="0.468cm" svg:y="1.512cm" svg:width="22.5cm" svg:height="9.43cm">
          <chart:axis chart:dimension="x" chart:name="primary-x" chart:style-name="ch4">
            <chart:title svg:x="11.464cm" svg:y="10.357cm" chart:style-name="ch5">
              <text:p>Time (min)</text:p>
            </chart:title>
            <chart:categories table:cell-range-address="local-table.A2:.A17"/>
          </chart:axis>
          <chart:axis chart:dimension="y" chart:name="primary-y" chart:style-name="ch6">
            <chart:title svg:x="0.468cm" svg:y="7.715cm" chart:style-name="ch5">
              <text:p>Absorption (OD600)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rption (OD600)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